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>
      <style:table-properties style:width="10.61cm" table:align="left"/>
    </style:style>
    <style:style style:name="Tabla1.A" style:family="table-column">
      <style:table-column-properties style:column-width="1.907cm"/>
    </style:style>
    <style:style style:name="Tabla1.B" style:family="table-column">
      <style:table-column-properties style:column-width="8.703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Tabla2" style:family="table">
      <style:table-properties style:width="6.122cm" table:align="left"/>
    </style:style>
    <style:style style:name="Tabla2.A" style:family="table-column">
      <style:table-column-properties style:column-width="2.048cm"/>
    </style:style>
    <style:style style:name="Tabla2.B" style:family="table-column">
      <style:table-column-properties style:column-width="1.974cm"/>
    </style:style>
    <style:style style:name="Tabla2.C" style:family="table-column">
      <style:table-column-properties style:column-width="2.101cm"/>
    </style:style>
    <style:style style:name="Tabla2.1" style:family="table-row">
      <style:table-row-properties fo:background-color="#ffffff">
        <style:background-image/>
      </style:table-row-properties>
    </style:style>
    <style:style style:name="Tabla2.A1" style:family="table-cell">
      <style:table-cell-properties style:vertical-align="middle" fo:padding="0cm" fo:border="none"/>
    </style:style>
    <style:style style:name="Tabla2.2" style:family="table-row">
      <style:table-row-properties fo:background-color="#e7e9eb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6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loext:padding="0cm" loext:border="none"/>
    </style:style>
    <style:style style:name="P8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officeooo:rsid="0003b0a5" officeooo:paragraph-rsid="0003b0a5"/>
    </style:style>
    <style:style style:name="P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03b0a5" officeooo:paragraph-rsid="0003b0a5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rsid="0003b0a5" officeooo:paragraph-rsid="0003b0a5" loext:padding="0cm" loext:border="none"/>
    </style:style>
    <style:style style:name="P18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fo:background-color="transparent" loext:char-shading-value="0"/>
    </style:style>
    <style:style style:name="T2" style:family="text">
      <style:text-properties fo:color="#0000cd" loext:opacity="100%"/>
    </style:style>
    <style:style style:name="T3" style:family="text">
      <style:text-properties fo:color="#ff0000" loext:opacity="100%"/>
    </style:style>
    <style:style style:name="T4" style:family="text">
      <style:text-properties loext:padding="0cm" loext:border="none"/>
    </style:style>
    <style:style style:name="T5" style:family="text">
      <style:text-properties officeooo:rsid="0003b0a5"/>
    </style:style>
    <style:style style:name="T6" style:family="text">
      <style:text-properties officeooo:rsid="0003b0a5" loext:padding="0cm" loext:border="none"/>
    </style:style>
    <style:style style:name="T7" style:family="text">
      <style:text-properties officeooo:rsid="0004aa6b"/>
    </style:style>
    <style:style style:name="gr1" style:family="graphic">
      <style:graphic-properties fo:border="solid" loext:decorative="fals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xlink:href="https://www.w3schools.com/js/exercise_js.asp?filename=exercise_js_operators2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xlink:href="https://www.w3schools.com/js/exercise_js.asp?filename=exercise_js_operators2" xlink:type="simple">
          <form:properties>
            <form:property form:property-name="PropertyChangeNotificationEnabled" office:value-type="boolean" office:boolean-value="true"/>
          </form:properties>
          <form:text form:name="ex1" form:control-implementation="ooo:com.sun.star.form.component.TextField" xml:id="control1" form:id="control1" form:max-length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5">Operadores aritméticos </text:span>de JavaScript</text:h>
      <text:p text:style-name="P14"/>
      <text:p text:style-name="Horizontal_20_Line"/>
      <text:h text:style-name="P2" text:outline-level="2">Operadores aritméticos de JavaScript</text:h>
      <text:p text:style-name="P4">Los operadores aritméticos realizan <text:span text:style-name="T5">operaciones aritméticas</text:span> con números (literales o variables).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2">Opera<text:span text:style-name="T5">d</text:span>or</text:p>
          </table:table-cell>
          <table:table-cell table:style-name="Tabla1.A1" office:value-type="string">
            <text:p text:style-name="P12">Descrip<text:span text:style-name="T5">ción</text:span></text:p>
          </table:table-cell>
        </table:table-row>
        <table:table-row table:style-name="Tabla1.2">
          <table:table-cell table:style-name="Tabla1.A1" office:value-type="string">
            <text:p text:style-name="P11">+</text:p>
          </table:table-cell>
          <table:table-cell table:style-name="Tabla1.A1" office:value-type="string">
            <text:p text:style-name="P9">Suma</text:p>
          </table:table-cell>
        </table:table-row>
        <table:table-row table:style-name="Tabla1.1">
          <table:table-cell table:style-name="Tabla1.A1" office:value-type="string">
            <text:p text:style-name="P11">-</text:p>
          </table:table-cell>
          <table:table-cell table:style-name="Tabla1.A1" office:value-type="string">
            <text:p text:style-name="P9">Resta</text:p>
          </table:table-cell>
        </table:table-row>
        <table:table-row table:style-name="Tabla1.2">
          <table:table-cell table:style-name="Tabla1.A1" office:value-type="string">
            <text:p text:style-name="P11">*</text:p>
          </table:table-cell>
          <table:table-cell table:style-name="Tabla1.A1" office:value-type="string">
            <text:p text:style-name="P9">Producto</text:p>
          </table:table-cell>
        </table:table-row>
        <table:table-row table:style-name="Tabla1.1">
          <table:table-cell table:style-name="Tabla1.A1" office:value-type="string">
            <text:p text:style-name="P11">**</text:p>
          </table:table-cell>
          <table:table-cell table:style-name="Tabla1.A1" office:value-type="string">
            <text:p text:style-name="P11"><text:span text:style-name="T5">Exponenciación</text:span> (<text:a xlink:type="simple" xlink:href="https://www.w3schools.com/js/js_2016.asp" text:style-name="Internet_20_link" text:visited-style-name="Visited_20_Internet_20_Link"><text:span text:style-name="T1">ES2016</text:span></text:a>)</text:p>
          </table:table-cell>
        </table:table-row>
        <table:table-row table:style-name="Tabla1.2">
          <table:table-cell table:style-name="Tabla1.A1" office:value-type="string">
            <text:p text:style-name="P11">/</text:p>
          </table:table-cell>
          <table:table-cell table:style-name="Tabla1.A1" office:value-type="string">
            <text:p text:style-name="P11">Divisi<text:span text:style-name="T5">ón</text:span></text:p>
          </table:table-cell>
        </table:table-row>
        <table:table-row table:style-name="Tabla1.1">
          <table:table-cell table:style-name="Tabla1.A1" office:value-type="string">
            <text:p text:style-name="P11">%</text:p>
          </table:table-cell>
          <table:table-cell table:style-name="Tabla1.A1" office:value-type="string">
            <text:p text:style-name="P9">Módulo (resto de una división<text:span text:style-name="T7">)</text:span></text:p>
          </table:table-cell>
        </table:table-row>
        <table:table-row table:style-name="Tabla1.2">
          <table:table-cell table:style-name="Tabla1.A1" office:value-type="string">
            <text:p text:style-name="P11">++</text:p>
          </table:table-cell>
          <table:table-cell table:style-name="Tabla1.A1" office:value-type="string">
            <text:p text:style-name="P11">Increment<text:span text:style-name="T5">o</text:span></text:p>
          </table:table-cell>
        </table:table-row>
        <table:table-row table:style-name="Tabla1.1">
          <table:table-cell table:style-name="Tabla1.A1" office:value-type="string">
            <text:p text:style-name="P11">--</text:p>
          </table:table-cell>
          <table:table-cell table:style-name="Tabla1.A1" office:value-type="string">
            <text:p text:style-name="P10">Decrement<text:span text:style-name="T5">o</text:span></text:p>
          </table:table-cell>
        </table:table-row>
      </table:table>
      <text:p text:style-name="Horizontal_20_Line"/>
      <text:h text:style-name="P2" text:outline-level="2">Operaciones aritm<text:span text:style-name="T5">é</text:span>ticas</text:h>
      <text:p text:style-name="P4">Una operación aritmética típica opera con dos números.</text:p>
      <text:p text:style-name="P4">Los dos números pueden ser literales:</text:p>
      <text:h text:style-name="P6" text:outline-level="3">Ejemplo</text:h>
      <text:p text:style-name="P13"><text:span text:style-name="T2">let</text:span> x = <text:span text:style-name="T3">100</text:span> + <text:span text:style-name="T3">50</text:span>;</text:p>
      <text:p text:style-name="P15"/>
      <text:p text:style-name="P4">o variables:</text:p>
      <text:h text:style-name="P6" text:outline-level="3">Ejemplo</text:h>
      <text:p text:style-name="P13"><text:span text:style-name="T2">let</text:span> x = a + b;</text:p>
      <text:p text:style-name="P15"/>
      <text:p text:style-name="P4">o expresiones:</text:p>
      <text:h text:style-name="P6" text:outline-level="3">Ejemplo</text:h>
      <text:p text:style-name="P13"><text:span text:style-name="T2">let</text:span> x = (<text:span text:style-name="T3">100</text:span> + <text:span text:style-name="T3">50</text:span>) * a;</text:p>
      <text:p text:style-name="P16"/>
      <text:p text:style-name="Horizontal_20_Line"/>
      <text:h text:style-name="P2" text:outline-level="2">Operadores y operandos</text:h>
      <text:p text:style-name="P4">Los números (en una operación aritmética) se llaman <text:span text:style-name="Strong_20_Emphasis">operandos</text:span> .</text:p>
      <text:p text:style-name="P4">La operación (a realizar entre los dos operandos) está definida por un <text:span text:style-name="Strong_20_Emphasis">operador</text:span> .</text:p>
      <table:table table:name="Tabla2" table:style-name="Tabla2">
        <table:table-column table:style-name="Tabla2.A"/>
        <table:table-column table:style-name="Tabla2.B"/>
        <table:table-column table:style-name="Tabla2.C"/>
        <text:soft-page-break/>
        <table:table-row table:style-name="Tabla2.1">
          <table:table-cell table:style-name="Tabla2.A1" office:value-type="string">
            <text:p text:style-name="P12">Operando</text:p>
          </table:table-cell>
          <table:table-cell table:style-name="Tabla2.A1" office:value-type="string">
            <text:p text:style-name="P12">Operador</text:p>
          </table:table-cell>
          <table:table-cell table:style-name="Tabla2.A1" office:value-type="string">
            <text:p text:style-name="P12">Operando</text:p>
          </table:table-cell>
        </table:table-row>
        <table:table-row table:style-name="Tabla2.2">
          <table:table-cell table:style-name="Tabla2.A1" office:value-type="string">
            <text:p text:style-name="P11">100</text:p>
          </table:table-cell>
          <table:table-cell table:style-name="Tabla2.A1" office:value-type="string">
            <text:p text:style-name="P11">+</text:p>
          </table:table-cell>
          <table:table-cell table:style-name="Tabla2.A1" office:value-type="string">
            <text:p text:style-name="P11">50</text:p>
          </table:table-cell>
        </table:table-row>
      </table:table>
      <text:p text:style-name="Horizontal_20_Line"/>
      <text:h text:style-name="P8" text:outline-level="2">Suma</text:h>
      <text:p text:style-name="P4">El operador <text:span text:style-name="Strong_20_Emphasis">de suma</text:span> ( <text:span text:style-name="Source_20_Text"><text:span text:style-name="T4">+</text:span></text:span>) suma números:</text:p>
      <text:h text:style-name="P6" text:outline-level="3">Ejemplo</text:h>
      <text:p text:style-name="P13"><text:span text:style-name="T2">let</text:span> x = <text:span text:style-name="T3">5</text:span>;<text:line-break/><text:span text:style-name="T2">let</text:span> y = <text:span text:style-name="T3">2</text:span>;<text:line-break/><text:span text:style-name="T2">let</text:span> z = x + y;</text:p>
      <text:p text:style-name="P16"/>
      <text:p text:style-name="Horizontal_20_Line"/>
      <text:h text:style-name="P2" text:outline-level="2">Restando</text:h>
      <text:p text:style-name="P4">El operador <text:span text:style-name="Strong_20_Emphasis">de resta</text:span> ( <text:span text:style-name="Source_20_Text"><text:span text:style-name="T4">-</text:span></text:span>) resta números.</text:p>
      <text:h text:style-name="P6" text:outline-level="3">Ejemplo</text:h>
      <text:p text:style-name="P13"><text:span text:style-name="T2">let</text:span> x = <text:span text:style-name="T3">5</text:span>;<text:line-break/><text:span text:style-name="T2">let</text:span> y = <text:span text:style-name="T3">2</text:span>;<text:line-break/><text:span text:style-name="T2">let</text:span> z = x - y;</text:p>
      <text:p text:style-name="P16"/>
      <text:p text:style-name="Horizontal_20_Line"/>
      <text:h text:style-name="P8" text:outline-level="2">Producto</text:h>
      <text:p text:style-name="P4">El operador <text:span text:style-name="Strong_20_Emphasis">de multiplicación</text:span> ( <text:span text:style-name="Source_20_Text"><text:span text:style-name="T4">*</text:span></text:span>) multiplica números.</text:p>
      <text:h text:style-name="P6" text:outline-level="3">Ejemplo</text:h>
      <text:p text:style-name="P13"><text:span text:style-name="T2">let</text:span> x = <text:span text:style-name="T3">5</text:span>;<text:line-break/><text:span text:style-name="T2">let</text:span> y = <text:span text:style-name="T3">2</text:span>;<text:line-break/><text:span text:style-name="T2">let</text:span> z = x * y;</text:p>
      <text:p text:style-name="P16"/>
      <text:p text:style-name="Horizontal_20_Line"/>
      <text:h text:style-name="P8" text:outline-level="2">Cociente</text:h>
      <text:p text:style-name="P4">El operador <text:span text:style-name="Strong_20_Emphasis">de división</text:span> ( <text:span text:style-name="Source_20_Text"><text:span text:style-name="T4">/</text:span></text:span>) divide números.</text:p>
      <text:h text:style-name="P6" text:outline-level="3">Ejemplo</text:h>
      <text:p text:style-name="P13"><text:span text:style-name="T2">let</text:span> x = <text:span text:style-name="T3">5</text:span>;<text:line-break/><text:span text:style-name="T2">let</text:span> y = <text:span text:style-name="T3">2</text:span>;<text:line-break/><text:span text:style-name="T2">let</text:span> z = x / y;</text:p>
      <text:p text:style-name="P3"><text:a xlink:type="simple" xlink:href="https://www.w3schools.com/js/tryit.asp?filename=tryjs_oper_div" office:target-frame-name="_blank" xlink:show="new" text:style-name="Internet_20_link" text:visited-style-name="Visited_20_Internet_20_Link"><text:span text:style-name="T4"/></text:a></text:p>
      <text:p text:style-name="Horizontal_20_Line"><text:soft-page-break/></text:p>
      <text:h text:style-name="P2" text:outline-level="2">Resto <text:span text:style-name="T5">de una división</text:span></text:h>
      <text:p text:style-name="P4">El operador <text:span text:style-name="Strong_20_Emphasis">de módulo</text:span> ( <text:span text:style-name="Source_20_Text"><text:span text:style-name="T4">%</text:span></text:span>) devuelve el resto de la división.</text:p>
      <text:h text:style-name="P6" text:outline-level="3">Ejemplo</text:h>
      <text:p text:style-name="P13"><text:span text:style-name="T2">let</text:span> x = <text:span text:style-name="T3">5</text:span>;<text:line-break/><text:span text:style-name="T2">let</text:span> y = <text:span text:style-name="T3">2</text:span>;<text:line-break/><text:span text:style-name="T2">let</text:span> z = x % y;</text:p>
      <text:p text:style-name="P15"/>
      <text:p text:style-name="P4"><text:span text:style-name="T4">En aritmética, la división de dos números enteros produce un </text:span><text:span text:style-name="Strong_20_Emphasis"><text:span text:style-name="T4">cociente</text:span></text:span><text:span text:style-name="T4"> y un </text:span><text:span text:style-name="Strong_20_Emphasis"><text:span text:style-name="T4">resto</text:span></text:span><text:span text:style-name="T4"> .</text:span></text:p>
      <text:p text:style-name="P4"><text:span text:style-name="T4">En matemáticas, el resultado de una </text:span><text:span text:style-name="Strong_20_Emphasis"><text:span text:style-name="T4">operación de módulo</text:span></text:span><text:span text:style-name="T4"> es el </text:span><text:span text:style-name="Strong_20_Emphasis"><text:span text:style-name="T4">resto</text:span></text:span><text:span text:style-name="T4"> de una división aritmética.</text:span></text:p>
      <text:p text:style-name="Horizontal_20_Line"/>
      <text:h text:style-name="P8" text:outline-level="2">Incremento</text:h>
      <text:p text:style-name="P4">El operador <text:span text:style-name="Strong_20_Emphasis">de incremento</text:span> (<text:span text:style-name="Source_20_Text"><text:span text:style-name="T4">++</text:span></text:span> ) incrementa los números.</text:p>
      <text:h text:style-name="P6" text:outline-level="3">Ejemplo</text:h>
      <text:p text:style-name="P13"><text:span text:style-name="T2">let</text:span> x = <text:span text:style-name="T3">5</text:span>;<text:line-break/>x++;<text:line-break/><text:span text:style-name="T2">let</text:span> z = x;</text:p>
      <text:p text:style-name="P16"/>
      <text:p text:style-name="Horizontal_20_Line"/>
      <text:h text:style-name="P2" text:outline-level="2">Decremento</text:h>
      <text:p text:style-name="P4">El operador <text:span text:style-name="Strong_20_Emphasis">de decremento</text:span> ( <text:span text:style-name="Source_20_Text"><text:span text:style-name="T4">--</text:span></text:span>) disminuye los números.</text:p>
      <text:h text:style-name="P6" text:outline-level="3">Ejemplo</text:h>
      <text:p text:style-name="P13"><text:span text:style-name="T2">let</text:span> x = <text:span text:style-name="T3">5</text:span>;<text:line-break/>x--;<text:line-break/><text:span text:style-name="T2">let</text:span> z = x;</text:p>
      <text:p text:style-name="P16"/>
      <text:p text:style-name="Horizontal_20_Line"/>
      <text:h text:style-name="P2" text:outline-level="2"><text:span text:style-name="T5">E</text:span>xponenciación</text:h>
      <text:p text:style-name="P4">El operador <text:span text:style-name="Strong_20_Emphasis">de exponenciación</text:span> ( <text:span text:style-name="Source_20_Text"><text:span text:style-name="T4">**</text:span></text:span>) eleva el primer operando a la potencia del segundo operando.</text:p>
      <text:h text:style-name="P6" text:outline-level="3">Ejemplo</text:h>
      <text:p text:style-name="P13"><text:span text:style-name="T2">let</text:span> x = <text:span text:style-name="T3">5</text:span>;<text:line-break/><text:span text:style-name="T2">let</text:span> z =<text:span text:style-name="T3"> </text:span>x ** <text:span text:style-name="T3">2</text:span>;</text:p>
      <text:p text:style-name="P4"><text:a xlink:type="simple" xlink:href="https://www.w3schools.com/js/tryit.asp?filename=tryjs_arithmetric_exponent1" office:target-frame-name="_blank" xlink:show="new" text:style-name="Internet_20_link" text:visited-style-name="Visited_20_Internet_20_Link"><text:soft-page-break/><text:span text:style-name="T4"/></text:a></text:p>
      <text:p text:style-name="P4">x ** y produce el mismo resultado que <text:span text:style-name="Source_20_Text"><text:span text:style-name="T4">Math.pow(x,y)</text:span></text:span>:</text:p>
      <text:h text:style-name="P6" text:outline-level="3">Ejemplo</text:h>
      <text:p text:style-name="P13"><text:span text:style-name="T2">let</text:span> x = <text:span text:style-name="T3">5</text:span>;<text:line-break/><text:span text:style-name="T2">let</text:span> z =<text:span text:style-name="T3"> </text:span>Math.pow(x,<text:span text:style-name="T3">2</text:span>);</text:p>
      <text:p text:style-name="P16"/>
      <text:p text:style-name="Horizontal_20_Line"/>
      <text:h text:style-name="P2" text:outline-level="2">Precedencia del operador</text:h>
      <text:p text:style-name="P4">La precedencia de operadores describe el orden en el que se realizan las operaciones en una expresión aritmética.</text:p>
      <text:h text:style-name="P6" text:outline-level="3">Ejemplo</text:h>
      <text:p text:style-name="P13"><text:span text:style-name="T2">let</text:span> x = <text:span text:style-name="T3">100</text:span> + <text:span text:style-name="T3">50</text:span> * <text:span text:style-name="T3">3</text:span>;</text:p>
      <text:p text:style-name="P15"/>
      <text:p text:style-name="P4">¿El resultado del ejemplo anterior es igual a 150 * 3, o es igual a 100 + 150?</text:p>
      <text:p text:style-name="P4">¿Se hace primero la suma o la multiplicación?</text:p>
      <text:p text:style-name="P4">Como en las matemáticas, primero se hace la multiplicación.</text:p>
      <text:p text:style-name="P4">La multiplicación ( <text:span text:style-name="Source_20_Text"><text:span text:style-name="T4">*</text:span></text:span>) y la división ( <text:span text:style-name="Source_20_Text"><text:span text:style-name="T4">/</text:span></text:span>) tienen mayor <text:span text:style-name="Strong_20_Emphasis">prioridad</text:span> que la suma ( <text:span text:style-name="Source_20_Text"><text:span text:style-name="T4">+</text:span></text:span>) y la resta ( <text:span text:style-name="Source_20_Text"><text:span text:style-name="T4">-</text:span></text:span>).</text:p>
      <text:p text:style-name="P4">Y (como en matemáticas) la precedencia se puede cambiar usando paréntesis.</text:p>
      <text:p text:style-name="P4">Cuando se utilizan paréntesis, las operaciones dentro de los paréntesis se calculan primero:</text:p>
      <text:h text:style-name="P6" text:outline-level="3">Ejemplo</text:h>
      <text:p text:style-name="P13"><text:span text:style-name="T2">let</text:span> x = (<text:span text:style-name="T3">100</text:span> + <text:span text:style-name="T3">50</text:span>) * <text:span text:style-name="T3">3</text:span>;</text:p>
      <text:p text:style-name="P15"/>
      <text:p text:style-name="P4">Cuando muchas operaciones tienen la misma precedencia (como suma y resta o multiplicación y división), se calculan de izquierda a derecha:</text:p>
      <text:h text:style-name="P6" text:outline-level="3">Ejemplos</text:h>
      <text:p text:style-name="P13"><text:span text:style-name="T2">let</text:span> x = <text:span text:style-name="T3">100</text:span> + <text:span text:style-name="T3">50</text:span> - <text:span text:style-name="T3">3</text:span>;</text:p>
      <text:p text:style-name="P16"/>
      <text:p text:style-name="P13"><text:span text:style-name="T2">let</text:span> x = <text:span text:style-name="T3">100</text:span> / <text:span text:style-name="T3">50</text:span> * <text:span text:style-name="T3">3</text:span>;</text:p>
      <text:p text:style-name="P15"/>
      <text:h text:style-name="P5" text:outline-level="2">Nota</text:h>
      <text:p text:style-name="P17">Veremos la precedencia más en detalle más adelante.</text:p>
      <text:p text:style-name="Horizontal_20_Line"/>
      <text:h text:style-name="P2" text:outline-level="2"><text:soft-page-break/></text:h>
      <text:h text:style-name="P5" text:outline-level="2">Ejercicio:</text:h>
      <text:p text:style-name="P4"><text:span text:style-name="T4">Divide </text:span><text:span text:style-name="Source_20_Text"><text:span text:style-name="T4">10</text:span></text:span><text:span text:style-name="T4">por </text:span><text:span text:style-name="Source_20_Text"><text:span text:style-name="T4">2</text:span></text:span><text:span text:style-name="T4">y </text:span><text:span text:style-name="T6">muestra el </text:span><text:span text:style-name="T4">resultado </text:span><text:span text:style-name="T6">con un alert</text:span><text:span text:style-name="T4">.</text:span></text:p>
      <text:p text:style-name="P7">alert(10<draw:control text:anchor-type="as-char" draw:z-index="0" draw:name="Forma1" draw:style-name="gr1" draw:text-style-name="P18" svg:width="0.398cm" svg:height="0.662cm" draw:control="control1"/>2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3T18:07:54.702000000</meta:creation-date>
    <dc:date>2024-03-14T16:19:30.461000000</dc:date>
    <meta:editing-duration>PT13M6S</meta:editing-duration>
    <meta:editing-cycles>2</meta:editing-cycles>
    <meta:generator>LibreOffice/7.6.0.3$Windows_X86_64 LibreOffice_project/69edd8b8ebc41d00b4de3915dc82f8f0fc3b6265</meta:generator>
    <meta:document-statistic meta:table-count="2" meta:image-count="0" meta:object-count="0" meta:page-count="5" meta:paragraph-count="99" meta:word-count="542" meta:character-count="2769" meta:non-whitespace-character-count="2328"/>
  </office:meta>
</office:document-meta>
</file>